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odaTest_0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odaTest_0.test_for_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O.setDate( Local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daTest_0.test_for_issue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odaTest_0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odaTest_0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